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fo:font-size="18pt" style:text-underline-style="solid" style:text-underline-width="auto" style:text-underline-color="font-color" fo:font-weight="bold" officeooo:rsid="00087597" officeooo:paragraph-rsid="0008759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8pt" style:text-underline-style="solid" style:text-underline-width="auto" style:text-underline-color="font-color" fo:font-weight="bold" officeooo:rsid="00087597" officeooo:paragraph-rsid="0008759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09efc3" officeooo:paragraph-rsid="0009efc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09efc3" officeooo:paragraph-rsid="000a024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11d9ae" officeooo:paragraph-rsid="0011d9a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123061" officeooo:paragraph-rsid="0012306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13b12d" officeooo:paragraph-rsid="0013b12d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efc3"/>
    </style:style>
    <style:style style:name="T3" style:family="text">
      <style:text-properties style:text-underline-style="none" officeooo:rsid="000a0248"/>
    </style:style>
    <style:style style:name="T4" style:family="text">
      <style:text-properties style:text-underline-style="none" officeooo:rsid="000b37e9"/>
    </style:style>
    <style:style style:name="T5" style:family="text">
      <style:text-properties style:text-underline-style="none" officeooo:rsid="000cc8fd"/>
    </style:style>
    <style:style style:name="T6" style:family="text">
      <style:text-properties style:text-underline-style="none" officeooo:rsid="000e1aef"/>
    </style:style>
    <style:style style:name="T7" style:family="text">
      <style:text-properties style:text-underline-style="none" officeooo:rsid="000ff935"/>
    </style:style>
    <style:style style:name="T8" style:family="text">
      <style:text-properties style:text-underline-style="none" officeooo:rsid="0011d9ae"/>
    </style:style>
    <style:style style:name="T9" style:family="text">
      <style:text-properties style:text-underline-style="none" officeooo:rsid="00123061"/>
    </style:style>
    <style:style style:name="T10" style:family="text">
      <style:text-properties style:text-underline-style="none" officeooo:rsid="0013b12d"/>
    </style:style>
    <style:style style:name="T11" style:family="text">
      <style:text-properties fo:color="#000000"/>
    </style:style>
    <style:style style:name="T12" style:family="text">
      <style:text-properties fo:color="#ff0000" style:text-underline-style="none"/>
    </style:style>
    <style:style style:name="T13" style:family="text">
      <style:text-properties fo:color="#ff0000" style:text-underline-style="none" officeooo:rsid="000a0248"/>
    </style:style>
    <style:style style:name="T14" style:family="text">
      <style:text-properties fo:color="#ff0000" style:text-underline-style="none" officeooo:rsid="001230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final:<text:span text:style-name="T1"> <text:s/>“</text:span><text:span text:style-name="T2">Comanda</text:span><text:span text:style-name="T1">”</text:span></text:p>
      <text:p text:style-name="P2"><text:span text:style-name="T1"/></text:p>
      <text:p text:style-name="P3"><text:span text:style-name="T1"/></text:p>
      <text:p text:style-name="P3"><text:span text:style-name="T1">Esta app es una comanda para restaurante, bar, etc. En la cual se deben ingresar los siguientes datos en los campos entry:</text:span></text:p>
      <text:p text:style-name="P4"><text:span text:style-name="T1">*</text:span><text:span text:style-name="T3">Número de mesa</text:span></text:p>
      <text:p text:style-name="P4"><text:span text:style-name="T3">*Cantidad de productos</text:span></text:p>
      <text:p text:style-name="P4"><text:span text:style-name="T3">*Descripción del producto</text:span></text:p>
      <text:p text:style-name="P4"><text:span text:style-name="T3">*Precio unitario</text:span></text:p>
      <text:p text:style-name="P4"><text:span text:style-name="T3">*Porcentaje de iva</text:span></text:p>
      <text:p text:style-name="P4"><text:span text:style-name="T3"/></text:p>
      <text:p text:style-name="P4"><text:span text:style-name="T3">Al ingresar estos datos y presionando en el botón </text:span><text:span text:style-name="T13">“Guardar” </text:span><text:span text:style-name="T3">toma los valores de CANTIDAD y PRECIO los multiplica, luego ese resultado </text:span><text:span text:style-name="T8">que es el SUBTOTAL</text:span><text:span text:style-name="T3"> le suma el porcentaje de IVA ingresado, </text:span><text:span text:style-name="T4">y arroja el valor total. Esto se guarda en un base de datos sqlite3 </text:span><text:span text:style-name="T5">c</text:span><text:span text:style-name="T9">reando un</text:span><text:span text:style-name="T5">a tabla llamada “comanda” </text:span><text:span text:style-name="T9">si esta no fue creada anteriormente</text:span><text:span text:style-name="T5">, </text:span><text:span text:style-name="T6">donde el número de ticket es auntoincremental. </text:span><text:span text:style-name="T7">Los datos que guarda en la base de datos son: </text:span></text:p>
      <text:p text:style-name="P4"><text:span text:style-name="T7">*N de ticket</text:span></text:p>
      <text:p text:style-name="P4"><text:span text:style-name="T7">*Mesa</text:span></text:p>
      <text:p text:style-name="P4"><text:span text:style-name="T7">*Cantidad</text:span></text:p>
      <text:p text:style-name="P4"><text:span text:style-name="T7">*Producto</text:span></text:p>
      <text:p text:style-name="P4"><text:span text:style-name="T7">*</text:span><text:span text:style-name="T8">Subtotal</text:span></text:p>
      <text:p text:style-name="P4"><text:span text:style-name="T7">*Iva</text:span></text:p>
      <text:p text:style-name="P4"><text:span text:style-name="T7">*T</text:span><text:span text:style-name="T8">otal</text:span></text:p>
      <text:p text:style-name="P4"><text:span text:style-name="T8"/></text:p>
      <text:p text:style-name="P5"><text:span text:style-name="T1">El botón de</text:span><text:span text:style-name="T12"> “Eliminar” </text:span><text:span text:style-name="T1">toma el registro seleccionado y lo borra del treeview como también de la base de datos. También podemos seleccionar un registro desde el treeview y volver a completar todos los campos y con el botón </text:span><text:span text:style-name="T12">“Editar” </text:span><text:span text:style-name="T1">reemplaza los datos del registro seleccionado.</text:span><text:span text:style-name="T12"> </text:span><text:span text:style-name="T9">Con el botón</text:span><text:span text:style-name="T14"> “Consultar” </text:span><text:span text:style-name="T9">trae todos los registros de la base de datos y te los muestra en la ventana del treeview.</text:span></text:p>
      <text:p text:style-name="P6"><text:span text:style-name="T1">En la barra de menú </text:span><text:span text:style-name="T12">“Archivos”</text:span><text:span text:style-name="T1"> se encuentran 2 comandos:</text:span></text:p>
      <text:p text:style-name="P6"><text:span text:style-name="T1">1)</text:span><text:span text:style-name="T12">”Color” </text:span><text:span text:style-name="T1">que lanza el evento </text:span><text:span text:style-name="T10">que abre una paleta de colores donde se puede seleccionar el color deseado y al dar en aceptar cambia el fondo de la ventana de la comanda.</text:span></text:p>
      <text:p text:style-name="P7"><text:span text:style-name="T10">2</text:span><text:span text:style-name="T1">)</text:span><text:span text:style-name="T12">”Salir” </text:span><text:span text:style-name="T1">al presionarlo cierra la ventana.</text:span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8T16:17:32.995000000</meta:creation-date>
    <dc:date>2024-03-18T20:34:09.477000000</dc:date>
    <meta:editing-duration>PT8M43S</meta:editing-duration>
    <meta:editing-cycles>2</meta:editing-cycles>
    <meta:generator>Neat_Office/6.2.8.2$Windows_x86 LibreOffice_project/</meta:generator>
    <meta:document-statistic meta:table-count="0" meta:image-count="0" meta:object-count="0" meta:page-count="1" meta:paragraph-count="19" meta:word-count="239" meta:character-count="1384" meta:non-whitespace-character-count="1162"/>
  </office:meta>
</office:document-meta>
</file>